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3304" calcext:value-type="float">
            <text:p>98.0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7168" calcext:value-type="float">
            <text:p>97.7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312" calcext:value-type="float">
            <text:p>97.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116" calcext:value-type="float">
            <text:p>96.9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7976" calcext:value-type="float">
            <text:p>95.0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656" calcext:value-type="float">
            <text:p>94.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712" calcext:value-type="float">
            <text:p>98.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201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6168" calcext:value-type="float">
            <text:p>93.5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201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944" calcext:value-type="float">
            <text:p>94.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3952" calcext:value-type="float">
            <text:p>94.1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9544" calcext:value-type="float">
            <text:p>90.8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2496" calcext:value-type="float">
            <text:p>89.3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7896" calcext:value-type="float">
            <text:p>90.6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812" calcext:value-type="float">
            <text:p>87.8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952" calcext:value-type="float">
            <text:p>87.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200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488" calcext:value-type="float">
            <text:p>96.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200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4216" calcext:value-type="float">
            <text:p>87.8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200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199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199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0232" calcext:value-type="float">
            <text:p>83.3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199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199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2576" calcext:value-type="float">
            <text:p>82.3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199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6336" calcext:value-type="float">
            <text:p>81.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199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12" calcext:value-type="float">
            <text:p>81.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199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7608" calcext:value-type="float">
            <text:p>78.3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198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0616" calcext:value-type="float">
            <text:p>78.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198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198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198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8344" calcext:value-type="float">
            <text:p>77.4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1736" calcext:value-type="float">
            <text:p>75.6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198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9608" calcext:value-type="float">
            <text:p>75.3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197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312" calcext:value-type="float">
            <text:p>74.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197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0808" calcext:value-type="float">
            <text:p>73.5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197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7432" calcext:value-type="float">
            <text:p>72.4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5584" calcext:value-type="float">
            <text:p>70.5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197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4472" calcext:value-type="float">
            <text:p>67.7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197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6232" calcext:value-type="float">
            <text:p>66.6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197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1056" calcext:value-type="float">
            <text:p>66.3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197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8056" calcext:value-type="float">
            <text:p>65.2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305</text:p>
          </table:table-cell>
          <table:table-cell office:value-type="string" calcext:value-type="string">
            <text:p>197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3576" calcext:value-type="float">
            <text:p>63.6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